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993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3a8c" officeooo:paragraph-rsid="00223a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41d1f" officeooo:paragraph-rsid="00241d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4db0a" officeooo:paragraph-rsid="0024db0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b7dc" officeooo:paragraph-rsid="0026b7d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f0cc4" officeooo:paragraph-rsid="000f0cc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6b7dc" officeooo:paragraph-rsid="0026b7d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6f9f7" officeooo:paragraph-rsid="0026f9f7" style:font-size-asian="10.5pt" style:font-weight-asian="normal" style:font-size-complex="12pt" style:font-weight-complex="normal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  <style:style style:name="T9" style:family="text">
      <style:text-properties officeooo:rsid="0028b5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16">Jednotlivé kroky:</text:p>
      <text:p text:style-name="P16"/>
      <text:p text:style-name="P17"><text:span text:style-name="T1">Seznámeni</text:span> s Gitem.... →<text:span text:style-name="T1"> hotovo</text:span></text:p>
      <text:p text:style-name="P16">Seznámení s Testováním → hotovo</text:p>
      <text:p text:style-name="P3">Seznámení s Kairou → právě probíhá</text:p>
      <text:p text:style-name="P3">Seznámení s programováním v Kaiře →<text:span text:style-name="T2"> právě probíhá</text:span></text:p>
      <text:p text:style-name="P3">Seznámení se zdrojovým kódem Kairy →<text:span text:style-name="T2"> právě probíhá</text:span></text:p>
      <text:p text:style-name="P3">Pokus o okomentování zdrojového kódu Kairy</text:p>
      <text:p text:style-name="P3">Pokud o přepsání funkčnosti Kairy</text:p>
      <text:p text:style-name="P3">Zjištění, jak funguje přepsání programu v kaiře do c++ kódu a následné spouštění</text:p>
      <text:p text:style-name="P3">atd.</text:p>
      <text:p text:style-name="P18"/>
      <text:p text:style-name="P2"/>
      <text:p text:style-name="P2"/>
      <text:p text:style-name="P24">Kaira</text:p>
      <text:p text:style-name="P24"/>
      <text:p text:style-name="P4">Kreslí se zde podle petriho sítí.</text:p>
      <text:p text:style-name="P4">Místo : (v kaiře obdélník) zde funguje jako záchytný bod, kdy při simulaci se každý krok odvýjí z nějakého místa.</text:p>
      <text:p text:style-name="P4">Hrana : (v kaiře šipka) určuje vstupní nebo výstupní proměnné, které vstupují do/vystupují z místa. </text:p>
      <text:p text:style-name="P4">Přechod : (v kaiře kolečko) určuje typ proměnných a inicializační hodnotu. </text:p>
      <text:p text:style-name="P4"/>
      <text:p text:style-name="P4">Hrany existují pouze mezi místem a přechodem. Jsou buď vstupní nebo výstupní.</text:p>
      <text:p text:style-name="P4"/>
      <text:p text:style-name="P25">Dokumentace ke zdrojovému kodu</text:p>
      <text:p text:style-name="P26"/>
      <text:p text:style-name="P21">##############</text:p>
      <text:p text:style-name="P20">Rozdělení souborů do adresářů:</text:p>
      <text:p text:style-name="P20"/>
      <text:p text:style-name="P20"><text:tab/>build – <text:span text:style-name="T3">Nějaké nastavení + moduly</text:span></text:p>
      <text:p text:style-name="P20"><text:span text:style-name="T3"><text:tab/></text:span>docs <text:span text:style-name="T3">– Dokumentace</text:span></text:p>
      <text:p text:style-name="P20"><text:span text:style-name="T3"><text:tab/></text:span><text:span text:style-name="T5">gui </text:span><text:span text:style-name="T4">– python soubory</text:span></text:p>
      <text:p text:style-name="P20"><text:span text:style-name="T4"><text:tab/></text:span><text:span text:style-name="T5">libs </text:span><text:span text:style-name="T4">– Rozšíření (Octave, atd.) <text:s/>C++</text:span></text:p>
      <text:p text:style-name="P20"><text:span text:style-name="T4"><text:tab/></text:span><text:span text:style-name="T5">ptp </text:span><text:span text:style-name="T4">- python</text:span></text:p>
      <text:p text:style-name="P5">###############</text:p>
      <text:p text:style-name="P19"/>
      <text:p text:style-name="P19"/>
      <text:p text:style-name="P19"/>
      <text:p text:style-name="P22"/>
      <text:p text:style-name="P27">Soubor gui/mainwindow.py</text:p>
      <text:p text:style-name="P22"/>
      <text:p text:style-name="P7">Nastavení hlavního okna. Nastavení jednotlivých menu → každá položka menu odkazuje na funkci v souboru app.py.</text:p>
      <text:p text:style-name="P19"/>
      <text:p text:style-name="P6"/>
      <text:p text:style-name="P6"/>
      <text:p text:style-name="P6"/>
      <text:p text:style-name="P6"/>
      <text:p text:style-name="P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8"/>
      <text:p text:style-name="P9">################################################################################</text:p>
      <text:p text:style-name="P23">Uprava Kairy!! <text:span text:style-name="T8">( k mojemu pohodlí )</text:span></text:p>
      <text:p text:style-name="P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10">#############################################################################</text:p>
      <text:p text:style-name="P10"/>
      <text:p text:style-name="P10">Pokus o tvorbu souboru na UnitTestování přechodů.</text:p>
      <text:p text:style-name="P10">1. Zjistit jak se tvoří nová síť</text:p>
      <text:p text:style-name="P10">2. Umět vytvořit, zobrazit a upravit</text:p>
      <text:p text:style-name="P10">3. Do nové sítě přidat přechod + vstup a výstup</text:p>
      <text:p text:style-name="P10">4. Naučit se vložit více hodnot do vstupu</text:p>
      <text:p text:style-name="P10">5. Naučit se zkompilovat a spustit simulaci</text:p>
      <text:p text:style-name="P10">6. dokončení tvorby unit testu</text:p>
      <text:p text:style-name="P11"/>
      <text:p text:style-name="P12"/>
      <text:p text:style-name="P12"/>
      <text:p text:style-name="P12">Snažím se vytvořit novou síť. Zjistil jsem, že potřebuji importovat aktuální projekt a jeho síť do souboru unittest, abych mohl nadále z danou síťí pracovat. Poté musím získat její netlist a vytvořit novou sít do daného netlistu. Když je vytvořena nová síť, dalším krokem je naučit se jí ovládat a kreslit si v canvasu a mazat podle toho, jak je potřeba... </text:p>
      <text:p text:style-name="P12"/>
      <text:p text:style-name="P12"/>
      <text:p text:style-name="P12">Domlouvám sraz se Stanislavem Bohmem, autorem projektu. Mám na něj plno otázek, takže si je zde zapíši.</text:p>
      <text:p text:style-name="P12"/>
      <text:p text:style-name="P12">1. Jak funguje generování výsledného kódu z petriho síťe.</text:p>
      <text:p text:style-name="P12">2. Co říká na můj návrh, jak řešit sekvenční testování, jestli je to ztráta času, nebo by to tak šlo.</text:p>
      <text:p text:style-name="P12">3. Nějak probrat celou adresářovou strukturu python souborů, aspoň částečně popsat co se kde nachází, na co si dát pozor, a co je důležité</text:p>
      <text:p text:style-name="P12">4. Jak fungují simulace v kaiře, Jak funguje canvas v kaiře, co vše si uchovává v paměti a jak se k tomu dá přistupovat</text:p>
      <text:p text:style-name="P12"/>
      <text:p text:style-name="P12"/>
      <text:p text:style-name="P12"/>
      <text:p text:style-name="P13">pozn. Po bližším zkoumání pythonu jsem oběvil třídu, která generuje Unit testy, a díky tomu jsem mnou nazvanou třídu unittest musel přejmenovat, aby se daná třída ( implementovaná v základech pythonu) nehádala s mojí třídou. Nový název je TransitionTest.</text:p>
      <text:p text:style-name="P14"><text:soft-page-break/>Konečně jsem našel inteligentní python IDE pro linux. PyCharm je inteligentní IDE, které nabízí možnosti intellisense a dalších, hlavně umí projít celou složku kairy, a zkontrolovat co kde je a pak mi to nabídnout, když to potřebuji. Tedy mi to ušetřilo plno práce s hledáním.</text:p>
      <text:p text:style-name="P14"/>
      <text:p text:style-name="P15">Konečně se mi podařilo vytvořit první funkci, kterou zavolám z context menu!!!</text:p>
      <text:p text:style-name="P15"/>
      <text:p text:style-name="P15"/>
      <text:p text:style-name="P29">Potřebuji se nějak dostat ve funkci contextmenu_transition() k neteditoru daného projektu, abych mohl s tím dál pracovat. Zatím se mi to ale nedaří, nevím jak to správně propojit:/ <text:span text:style-name="T9">Zatím nefunguje tvoření nové net sítě... Zkoumám, jak bych dokázal získat projekt a z něho neteditor do mého souboru, abych pak mohl tvořit novou síť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9-01T18:17:03.234914385</dc:date>
    <meta:editing-duration>PT1H41M33S</meta:editing-duration>
    <meta:editing-cycles>25</meta:editing-cycles>
    <meta:generator>LibreOffice/4.2.3.3$Linux_X86_64 LibreOffice_project/420m0$Build-3</meta:generator>
    <meta:document-statistic meta:table-count="0" meta:image-count="0" meta:object-count="0" meta:page-count="3" meta:paragraph-count="50" meta:word-count="625" meta:character-count="4028" meta:non-whitespace-character-count="3439"/>
  </office:meta>
</office:document-meta>
</file>